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 Math" svg:font-family="'Cambria Math'"/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10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3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1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202.png" xlink:type="simple" xlink:show="embed" xlink:actuate="onLoad"/></draw:frame></text:p>
          </table:table-cell>
          <table:table-cell table:style-name="Table1.B1" office:value-type="string">
            <text:h text:style-name="P4" text:outline-level="1">Запаздывание на период квантовани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202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дискретное запаздывание входного сигнала на один период квантования:</text:p>
            <text:p text:style-name="P11"><text:span text:style-name="T3">y(t) = x( t[k-1] )</text:span><text:span text:style-name="T2"> ,</text:span></text:p>
            <text:p text:style-name="P6">где <text:span text:style-name="T4">y(t)</text:span><text:span text:style-name="T1"> – </text:span>значение выходного сигнала в текущий момент расчетного (модельного) времени, <text:span text:style-name="T4">x( t[k-1] ) </text:span>– значение входного сигнала в <text:span text:style-name="T6">пред</text:span><text:span text:style-name="T9">последний</text:span> момент дискретизации <text:span text:style-name="T4">t[k-1]</text:span>. Квантование происходит с периодом <text:span text:style-name="T4">T</text:span>, <text:span text:style-name="T5">который задается параметром блока.</text:span></text:p>
            <text:p text:style-name="P6"><text:span text:style-name="T7">Примечание</text:span><text:span text:style-name="T5">:</text:span></text:p>
            <text:p text:style-name="P5">Для правильной работы данного блока необходимо задать максимальный шаг интегрирования не больше, чем <text:span text:style-name="T4">0,5·T</text:span>. <text:span text:style-name="T10">При интегрировании с постоянным шагом рекомендуется задать шаг таким, чтобы период квантования был кратен шагу интегрирования </text:span><text:span text:style-name="T3">T = k·h</text:span><text:span text:style-name="T10">, </text:span><text:span text:style-name="T8">где </text:span><text:span text:style-name="T3">k, h</text:span><text:span text:style-name="T2"> </text:span><text:span text:style-name="T8">–</text:span><text:span text:style-name="T2"> </text:span><text:span text:style-name="T8">целое число и шаг интегрирования</text:span><text:span text:style-name="T10">.</text:span></text:p>
            <text:p text:style-name="P5"><text:span text:style-name="T11">Свойства</text:span>:</text:p>
            <text:list xml:id="list4989600682186269639" text:style-name="L1">
              <text:list-item>
                <text:p text:style-name="P9">Период квантования – период квантования расчёта блока.</text:p>
              </text:list-item>
              <text:list-item>
                <text:p text:style-name="P10">Начальные условия – значение выхода при <text:span text:style-name="T4">t=0</text:span>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 Math" svg:font-family="'Cambria Math'"/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аздывание на период квантования</dc:title>
    <dc:date>2014-12-24T18:09:02.62</dc:date>
    <meta:generator>OpenOffice/4.1.1$Win32 OpenOffice.org_project/411m6$Build-9775</meta:generator>
    <meta:editing-duration>PT6H49M16S</meta:editing-duration>
    <meta:editing-cycles>157</meta:editing-cycles>
    <meta:document-statistic meta:table-count="1" meta:image-count="2" meta:object-count="0" meta:page-count="1" meta:paragraph-count="14" meta:word-count="120" meta:character-count="823"/>
    <meta:user-defined meta:name="Поле 1"/>
    <meta:user-defined meta:name="Поле 2"/>
    <meta:user-defined meta:name="Поле 3"/>
    <meta:user-defined meta:name="Поле 4"/>
  </office:meta>
</office:document-meta>
</file>